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D00000370025812F1E040B0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Code revie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성적표 관리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gr2" draw:text-style-name="P2" draw:layer="layout" svg:width="11.962cm" svg:height="20.683cm" svg:x="8.2cm" svg:y="0.317cm">
          <draw:image xlink:href="Pictures/10000000000001FD00000370025812F1E040B0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0:43:27.671770655</meta:creation-date>
    <dc:date>2017-09-17T20:51:59.450834106</dc:date>
    <meta:editing-duration>PT4H52M22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